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071in"/>
    </style:style>
    <style:style style:name="co2" style:family="table-column">
      <style:table-column-properties fo:break-before="auto" style:column-width="0.9646in"/>
    </style:style>
    <style:style style:name="co3" style:family="table-column">
      <style:table-column-properties fo:break-before="auto" style:column-width="1.6291in"/>
    </style:style>
    <style:style style:name="co4" style:family="table-column">
      <style:table-column-properties fo:break-before="auto" style:column-width="0.2465in"/>
    </style:style>
    <style:style style:name="co5" style:family="table-column">
      <style:table-column-properties fo:break-before="auto" style:column-width="0.321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d_code</text:p>
          </table:table-cell>
          <table:table-cell office:value-type="string" calcext:value-type="string">
            <text:p>pd_name</text:p>
          </table:table-cell>
          <table:table-cell office:value-type="string" calcext:value-type="string">
            <text:p>move_name</text:p>
          </table:table-cell>
          <table:table-cell office:value-type="string" calcext:value-type="string">
            <text:p>move_lrn_code</text:p>
          </table:table-cell>
          <table:table-cell office:value-type="string" calcext:value-type="string">
            <text:p>lv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Solarbeam</text:p>
          </table:table-cell>
          <table:table-cell office:value-type="string" calcext:value-type="string">
            <text:p>t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Light Screen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Skull Bash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Safeguard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Charm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Petal Danc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Magical Leaf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Grasswhistl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Ingrain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Nature Power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Amnesia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Leaf Storm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Power Whip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String Sho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Worry Seed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Headbut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Fury Cutter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Knock Off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Snor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Synthesis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Mud-slap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Seed Bomb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Toxic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Bullet Seed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Hidden P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Sunny Day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Giga Drai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Frustratio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Solarb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Double T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Sludge Bomb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Facad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Secret P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Attra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Energy Ball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Swords Danc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Captivat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Sleep Talk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Natural Gif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Grass Kno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Substitut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Rock Smas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Growl</text:p>
          </table:table-cell>
          <table:table-cell office:value-type="string" calcext:value-type="string">
            <text:p>lv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Leech Seed</text:p>
          </table:table-cell>
          <table:table-cell office:value-type="string" calcext:value-type="string">
            <text:p>lv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Vine Whip</text:p>
          </table:table-cell>
          <table:table-cell office:value-type="string" calcext:value-type="string">
            <text:p>lv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Poisonpowder</text:p>
          </table:table-cell>
          <table:table-cell office:value-type="string" calcext:value-type="string">
            <text:p>lv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Sleep Powder</text:p>
          </table:table-cell>
          <table:table-cell office:value-type="string" calcext:value-type="string">
            <text:p>lv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Take Down</text:p>
          </table:table-cell>
          <table:table-cell office:value-type="string" calcext:value-type="string">
            <text:p>lv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Razor Leaf</text:p>
          </table:table-cell>
          <table:table-cell office:value-type="string" calcext:value-type="string">
            <text:p>lv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Sweet Scent</text:p>
          </table:table-cell>
          <table:table-cell office:value-type="string" calcext:value-type="string">
            <text:p>lv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lv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Double-edge</text:p>
          </table:table-cell>
          <table:table-cell office:value-type="string" calcext:value-type="string">
            <text:p>lv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Worry Seed</text:p>
          </table:table-cell>
          <table:table-cell office:value-type="string" calcext:value-type="string">
            <text:p>lv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Synthesis</text:p>
          </table:table-cell>
          <table:table-cell office:value-type="string" calcext:value-type="string">
            <text:p>lv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Seed Bomb</text:p>
          </table:table-cell>
          <table:table-cell office:value-type="string" calcext:value-type="string">
            <text:p>lv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Seed Bomb</text:p>
          </table:table-cell>
          <table:table-cell office:value-type="string" calcext:value-type="string">
            <text:p>p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Light Screen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Skull Bash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Safeguard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Charm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Petal Danc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Magical Leaf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Grasswhistl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Ingrain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Nature Power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Amnesia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Leaf Storm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Power Whip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String Sho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Worry Seed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Headbut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Fury Cutter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Knock Off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Snor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Synthesis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Mud-slap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Seed Bomb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Toxic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Bullet Seed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Hidden P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Sunny Day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Giga Drai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Frustratio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Solarb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Double T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Sludge Bomb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Facad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Secret P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Attra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Energy Ball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Swords Danc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Captivat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Sleep Talk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Natural Gif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Grass Kno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Substitut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Rock Smas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Growl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Leech Seed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Growl</text:p>
          </table:table-cell>
          <table:table-cell office:value-type="string" calcext:value-type="string">
            <text:p>lv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Leech Seed</text:p>
          </table:table-cell>
          <table:table-cell office:value-type="string" calcext:value-type="string">
            <text:p>lv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Vine Whip</text:p>
          </table:table-cell>
          <table:table-cell office:value-type="string" calcext:value-type="string">
            <text:p>lv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Poisonpowder</text:p>
          </table:table-cell>
          <table:table-cell office:value-type="string" calcext:value-type="string">
            <text:p>lv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Sleep Powder</text:p>
          </table:table-cell>
          <table:table-cell office:value-type="string" calcext:value-type="string">
            <text:p>lv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Take Down</text:p>
          </table:table-cell>
          <table:table-cell office:value-type="string" calcext:value-type="string">
            <text:p>lv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Razor Leaf</text:p>
          </table:table-cell>
          <table:table-cell office:value-type="string" calcext:value-type="string">
            <text:p>lv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Sweet Scent</text:p>
          </table:table-cell>
          <table:table-cell office:value-type="string" calcext:value-type="string">
            <text:p>lv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lv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Double-edge</text:p>
          </table:table-cell>
          <table:table-cell office:value-type="string" calcext:value-type="string">
            <text:p>lv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Worry Seed</text:p>
          </table:table-cell>
          <table:table-cell office:value-type="string" calcext:value-type="string">
            <text:p>lv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Synthesis</text:p>
          </table:table-cell>
          <table:table-cell office:value-type="string" calcext:value-type="string">
            <text:p>lv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Solarbeam</text:p>
          </table:table-cell>
          <table:table-cell office:value-type="string" calcext:value-type="string">
            <text:p>lv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Seed Bomb</text:p>
          </table:table-cell>
          <table:table-cell office:value-type="string" calcext:value-type="string">
            <text:p>p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Light Screen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Skull Bash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Safeguard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Charm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Petal Danc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Magical Leaf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Grasswhistl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Ingrain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Nature Power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Amnesia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Leaf Storm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Power Whip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String Sho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Worry Seed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Headbut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Fury Cutter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Knock Off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Snor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Synthesis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Mud-slap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Outrag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Seed Bomb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Frenzy Plan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Roa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Toxic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Bullet Seed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Hidden P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Sunny Day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Hyper B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Giga Drai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Frustratio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Solarb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Double T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Sludge Bomb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Facad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Secret P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Attra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Energy Ball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Giga Impa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Swords Danc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Captivat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Sleep Talk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Natural Gif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Grass Kno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Substitut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Rock Smas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Rock Climb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Growl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Leech Seed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Vine Whip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Growl</text:p>
          </table:table-cell>
          <table:table-cell office:value-type="string" calcext:value-type="string">
            <text:p>lv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Leech Seed</text:p>
          </table:table-cell>
          <table:table-cell office:value-type="string" calcext:value-type="string">
            <text:p>lv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Vine Whip</text:p>
          </table:table-cell>
          <table:table-cell office:value-type="string" calcext:value-type="string">
            <text:p>lv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Poisonpowder</text:p>
          </table:table-cell>
          <table:table-cell office:value-type="string" calcext:value-type="string">
            <text:p>lv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Sleep Powder</text:p>
          </table:table-cell>
          <table:table-cell office:value-type="string" calcext:value-type="string">
            <text:p>lv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Take Down</text:p>
          </table:table-cell>
          <table:table-cell office:value-type="string" calcext:value-type="string">
            <text:p>lv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Razor Leaf</text:p>
          </table:table-cell>
          <table:table-cell office:value-type="string" calcext:value-type="string">
            <text:p>lv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Sweet Scent</text:p>
          </table:table-cell>
          <table:table-cell office:value-type="string" calcext:value-type="string">
            <text:p>lv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lv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Double-edge</text:p>
          </table:table-cell>
          <table:table-cell office:value-type="string" calcext:value-type="string">
            <text:p>lv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Petal Dance</text:p>
          </table:table-cell>
          <table:table-cell office:value-type="string" calcext:value-type="string">
            <text:p>lv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Worry Seed</text:p>
          </table:table-cell>
          <table:table-cell office:value-type="string" calcext:value-type="string">
            <text:p>lv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Synthesis</text:p>
          </table:table-cell>
          <table:table-cell office:value-type="string" calcext:value-type="string">
            <text:p>lv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Solarbeam</text:p>
          </table:table-cell>
          <table:table-cell office:value-type="string" calcext:value-type="string">
            <text:p>lv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Rage</text:p>
          </table:table-cell>
          <table:table-cell office:value-type="string" calcext:value-type="string">
            <text:p>t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Metal Claw</text:p>
          </table:table-cell>
          <table:table-cell office:value-type="string" calcext:value-type="string">
            <text:p>t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Belly Drum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Ancientpower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Rock Slid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Outrag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Beat Up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Swords Danc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Dragon Danc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Dragon Rush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Metal Claw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Flare Blitz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Counter - HGSS Only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Headbut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Fire Punch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Fury Cutter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Thunderpunch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Snor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Heat Wav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Mud-slap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Focus Punc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Dragon Claw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Toxic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Hidden P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Sunny Day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Frustratio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Iron Tail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Dig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Brick Break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Double T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Flamethr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Fire Blas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Rock Tomb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Aerial Ac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Facad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Secret P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Attra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Overhea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Fling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Will-o-wisp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Shadow Claw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Swords Danc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Captivat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Rock Slid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Sleep Talk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Natural Gif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Substitut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Rock Smas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Growl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Ember</text:p>
          </table:table-cell>
          <table:table-cell office:value-type="string" calcext:value-type="string">
            <text:p>lv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Smokescreen</text:p>
          </table:table-cell>
          <table:table-cell office:value-type="string" calcext:value-type="string">
            <text:p>lv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Dragon Rage</text:p>
          </table:table-cell>
          <table:table-cell office:value-type="string" calcext:value-type="string">
            <text:p>lv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Scary Face</text:p>
          </table:table-cell>
          <table:table-cell office:value-type="string" calcext:value-type="string">
            <text:p>lv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Fire Fang</text:p>
          </table:table-cell>
          <table:table-cell office:value-type="string" calcext:value-type="string">
            <text:p>lv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lv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Flamethrower</text:p>
          </table:table-cell>
          <table:table-cell office:value-type="string" calcext:value-type="string">
            <text:p>lv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Fire Spin</text:p>
          </table:table-cell>
          <table:table-cell office:value-type="string" calcext:value-type="string">
            <text:p>lv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Rage</text:p>
          </table:table-cell>
          <table:table-cell office:value-type="string" calcext:value-type="string">
            <text:p>t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Metal Claw</text:p>
          </table:table-cell>
          <table:table-cell office:value-type="string" calcext:value-type="string">
            <text:p>t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Belly Drum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Ancientpower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Rock Slid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Outrag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Beat Up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Swords Danc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Dragon Danc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Dragon Rush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Metal Claw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Flare Blitz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Counter - HGSS Only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Headbut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Fire Punch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Fury Cutter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Thunderpunch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Snor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Heat Wav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Mud-slap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Focus Punc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Dragon Claw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Toxic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Hidden P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Sunny Day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Frustratio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Iron Tail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Dig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Brick Break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Double T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Flamethr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Fire Blas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Rock Tomb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Aerial Ac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Facad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Secret P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Attra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Overhea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Fling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Will-o-wisp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Shadow Claw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Swords Danc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Captivat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Rock Slid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Sleep Talk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Natural Gif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Substitut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Rock Smas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Growl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Ember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Ember</text:p>
          </table:table-cell>
          <table:table-cell office:value-type="string" calcext:value-type="string">
            <text:p>lv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Smokescreen</text:p>
          </table:table-cell>
          <table:table-cell office:value-type="string" calcext:value-type="string">
            <text:p>lv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Dragon Rage</text:p>
          </table:table-cell>
          <table:table-cell office:value-type="string" calcext:value-type="string">
            <text:p>lv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Scary Face</text:p>
          </table:table-cell>
          <table:table-cell office:value-type="string" calcext:value-type="string">
            <text:p>lv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Fire Fang</text:p>
          </table:table-cell>
          <table:table-cell office:value-type="string" calcext:value-type="string">
            <text:p>lv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lv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Flamethrower</text:p>
          </table:table-cell>
          <table:table-cell office:value-type="string" calcext:value-type="string">
            <text:p>lv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Fire Spin</text:p>
          </table:table-cell>
          <table:table-cell office:value-type="string" calcext:value-type="string">
            <text:p>lv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Rage</text:p>
          </table:table-cell>
          <table:table-cell office:value-type="string" calcext:value-type="string">
            <text:p>t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Metal Claw</text:p>
          </table:table-cell>
          <table:table-cell office:value-type="string" calcext:value-type="string">
            <text:p>t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Belly Drum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Ancientpower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Rock Slid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Outrag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Beat Up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words Danc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Dragon Danc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Dragon Rush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Metal Claw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Flare Blitz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Counter - HGSS Only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Tailwind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Headbut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Air Cutter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Fire Punch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Fury Cutter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Ominous Wind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Thunderpunch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nor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Heat Wav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Mud-slap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Outrag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Twister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Blast Burn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Focus Punc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Dragon Claw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Roa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Toxic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Hidden P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unny Day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Hyper B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Frustratio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olarb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Iron Tail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Dig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Brick Break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Double T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Flamethr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Fire Blas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Rock Tomb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Aerial Ac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Facad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ecret P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Attra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teel Wing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Overhea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Roos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Focus Blas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Fling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Dragon Puls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Will-o-wisp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hadow Claw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Giga Impa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words Danc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Captivat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Rock Slid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leep Talk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atural Gif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ubstitut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Defog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Rock Smas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Dragon Claw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hadow Claw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Air Slash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Growl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mber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mokescreen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mber</text:p>
          </table:table-cell>
          <table:table-cell office:value-type="string" calcext:value-type="string">
            <text:p>lv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mokescreen</text:p>
          </table:table-cell>
          <table:table-cell office:value-type="string" calcext:value-type="string">
            <text:p>lv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Dragon Rage</text:p>
          </table:table-cell>
          <table:table-cell office:value-type="string" calcext:value-type="string">
            <text:p>lv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cary Face</text:p>
          </table:table-cell>
          <table:table-cell office:value-type="string" calcext:value-type="string">
            <text:p>lv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Fire Fang</text:p>
          </table:table-cell>
          <table:table-cell office:value-type="string" calcext:value-type="string">
            <text:p>lv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lv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Wing Attack</text:p>
          </table:table-cell>
          <table:table-cell office:value-type="string" calcext:value-type="string">
            <text:p>lv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Flamethrower</text:p>
          </table:table-cell>
          <table:table-cell office:value-type="string" calcext:value-type="string">
            <text:p>lv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Fire Spin</text:p>
          </table:table-cell>
          <table:table-cell office:value-type="string" calcext:value-type="string">
            <text:p>lv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Heat Wave</text:p>
          </table:table-cell>
          <table:table-cell office:value-type="string" calcext:value-type="string">
            <text:p>lv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Flare Blitz</text:p>
          </table:table-cell>
          <table:table-cell office:value-type="string" calcext:value-type="string">
            <text:p>lv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Mirror Coat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Haz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Mist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Foresight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Flail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Refresh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Mud Sport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Yawn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Muddy Water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Fake Out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Aqua Ring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Aqua Jet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Water Spout - HGSS Only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Headbut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Div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Ice Punch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Icy Wind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Zen Headbut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Snor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Aqua Tail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Iron Defens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Mud-slap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Rollou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Focus Punc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Water Puls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Toxic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Hidden P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Ice B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Blizzard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Frustratio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Iron Tail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Dig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Brick Break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Double T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Rock Tomb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Facad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Secret P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Attra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Brin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Fling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Gyro Ball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Captivat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Sleep Talk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Natural Gif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Substitut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Surf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Whirlpool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Rock Smas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Waterfall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Tail Whip</text:p>
          </table:table-cell>
          <table:table-cell office:value-type="string" calcext:value-type="string">
            <text:p>lv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lv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Withdraw</text:p>
          </table:table-cell>
          <table:table-cell office:value-type="string" calcext:value-type="string">
            <text:p>lv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Water Gun</text:p>
          </table:table-cell>
          <table:table-cell office:value-type="string" calcext:value-type="string">
            <text:p>lv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lv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Rapid Spin</text:p>
          </table:table-cell>
          <table:table-cell office:value-type="string" calcext:value-type="string">
            <text:p>lv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lv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Water Pulse</text:p>
          </table:table-cell>
          <table:table-cell office:value-type="string" calcext:value-type="string">
            <text:p>lv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Aqua Tail</text:p>
          </table:table-cell>
          <table:table-cell office:value-type="string" calcext:value-type="string">
            <text:p>lv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Skull Bash</text:p>
          </table:table-cell>
          <table:table-cell office:value-type="string" calcext:value-type="string">
            <text:p>lv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Iron Defense</text:p>
          </table:table-cell>
          <table:table-cell office:value-type="string" calcext:value-type="string">
            <text:p>lv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lv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Hydro Pump</text:p>
          </table:table-cell>
          <table:table-cell office:value-type="string" calcext:value-type="string">
            <text:p>lv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Mirror Coat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Haz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Mist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Foresight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Flail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Refresh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Mud Sport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Yawn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Muddy Water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Fake Out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Aqua Ring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Aqua Jet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Water Spout - HGSS Only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Headbut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Div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Ice Punch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Icy Wind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Zen Headbut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Snor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Aqua Tail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Iron Defens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Mud-slap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Rollou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Focus Punc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Water Puls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Toxic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Hidden P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Ice B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Blizzard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Frustratio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Iron Tail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Dig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Brick Break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Double T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Rock Tomb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Facad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Secret P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Attra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Brin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Fling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Gyro Ball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Captivat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Sleep Talk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Natural Gif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Substitut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Surf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Whirlpool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Rock Smas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Waterfall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Tail Whip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Tail Whip</text:p>
          </table:table-cell>
          <table:table-cell office:value-type="string" calcext:value-type="string">
            <text:p>lv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lv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Withdraw</text:p>
          </table:table-cell>
          <table:table-cell office:value-type="string" calcext:value-type="string">
            <text:p>lv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Water Gun</text:p>
          </table:table-cell>
          <table:table-cell office:value-type="string" calcext:value-type="string">
            <text:p>lv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lv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Rapid Spin</text:p>
          </table:table-cell>
          <table:table-cell office:value-type="string" calcext:value-type="string">
            <text:p>lv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lv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Water Pulse</text:p>
          </table:table-cell>
          <table:table-cell office:value-type="string" calcext:value-type="string">
            <text:p>lv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Aqua Tail</text:p>
          </table:table-cell>
          <table:table-cell office:value-type="string" calcext:value-type="string">
            <text:p>lv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Skull Bash</text:p>
          </table:table-cell>
          <table:table-cell office:value-type="string" calcext:value-type="string">
            <text:p>lv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Iron Defense</text:p>
          </table:table-cell>
          <table:table-cell office:value-type="string" calcext:value-type="string">
            <text:p>lv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lv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Hydro Pump</text:p>
          </table:table-cell>
          <table:table-cell office:value-type="string" calcext:value-type="string">
            <text:p>lv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Mirror Coat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Haz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Mist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Foresight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Flail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Refresh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Mud Sport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Yawn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Muddy Water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Fake Out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Aqua Ring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Aqua Jet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Water Spout - HGSS Only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Headbut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Div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Ice Punch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Icy Wind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Zen Headbut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Snor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Aqua Tail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Iron Defens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Mud-slap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Outrag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Rollou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Signal Beam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Hydro Cannon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Focus Punc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Water Puls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Roa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Toxic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Hidden P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Ice B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Blizzard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Hyper B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Frustratio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Iron Tail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Dig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Brick Break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Double T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Rock Tomb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Facad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Secret P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Attra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Focus Blas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Brin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Fling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Giga Impa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Avalanch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Gyro Ball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Captivat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Rock Slid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Sleep Talk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Natural Gif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Substitut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Flash Canno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Surf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Whirlpool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Rock Smas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Waterfall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Rock Climb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Flash Cannon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Tail Whip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Withdraw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Tail Whip</text:p>
          </table:table-cell>
          <table:table-cell office:value-type="string" calcext:value-type="string">
            <text:p>lv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lv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Withdraw</text:p>
          </table:table-cell>
          <table:table-cell office:value-type="string" calcext:value-type="string">
            <text:p>lv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Water Gun</text:p>
          </table:table-cell>
          <table:table-cell office:value-type="string" calcext:value-type="string">
            <text:p>lv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lv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Rapid Spin</text:p>
          </table:table-cell>
          <table:table-cell office:value-type="string" calcext:value-type="string">
            <text:p>lv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lv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Water Pulse</text:p>
          </table:table-cell>
          <table:table-cell office:value-type="string" calcext:value-type="string">
            <text:p>lv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Aqua Tail</text:p>
          </table:table-cell>
          <table:table-cell office:value-type="string" calcext:value-type="string">
            <text:p>lv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Skull Bash</text:p>
          </table:table-cell>
          <table:table-cell office:value-type="string" calcext:value-type="string">
            <text:p>lv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Iron Defense</text:p>
          </table:table-cell>
          <table:table-cell office:value-type="string" calcext:value-type="string">
            <text:p>lv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lv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Hydro Pump</text:p>
          </table:table-cell>
          <table:table-cell office:value-type="string" calcext:value-type="string">
            <text:p>lv</text:p>
          </table:table-cell>
          <table:table-cell office:value-type="float" office:value="60" calcext:value-type="float">
            <text:p>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30T22:56:53.551139671</meta:creation-date>
    <dc:date>2025-01-20T18:58:49.670151615</dc:date>
    <meta:editing-duration>PT46M46S</meta:editing-duration>
    <meta:editing-cycles>8</meta:editing-cycles>
    <meta:generator>LibreOffice/7.3.7.2$Linux_X86_64 LibreOffice_project/30$Build-2</meta:generator>
    <meta:document-statistic meta:table-count="1" meta:cell-count="3370" meta:object-count="0"/>
  </office:meta>
</office:document-meta>
</file>